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Black" svg:font-family="Frutiger-Bl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31f20" style:font-name="Frutiger-Black" fo:font-size="9pt" fo:font-weight="bold" style:font-name-asian="Frutiger-Black" style:font-size-asian="9pt" style:font-weight-asian="bold" style:font-name-complex="Frutiger-Black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3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Pin Descrip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connected.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UDQSN/NU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ifferential data mode strobe for upper bits DQ[15:8].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DQ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 from VSS and VSSQ.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data mask fgor upper bits DQ[15:8].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UDQS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ata strobe for upper bits DQ[15:8].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DQ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DQ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Q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Q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Q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Q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Q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connected.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LDQSN/NU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data mode strobe for lower bits DQ[7:0].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DQ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data mask for lower bits DQ[7:0].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DQS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ifferential data mode strobe for lower bits DQ[7:0].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DQ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DQ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DQ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DD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LL Power supply 1.8 V tolerance 0.1V.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STL_18 reference supply.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SSD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LL ground. Isolated isolated from VSS &amp; VSSQ on device.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K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clock input.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CK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lock enable.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WE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RA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CK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clock input.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n die termination.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A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nable command decoder.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Black" svg:font-family="Frutiger-Bl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00:38:01.9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51:17.007000000</meta:creation-date>
    <dc:date>2019-01-18T01:09:19.692000000</dc:date>
    <meta:editing-duration>PT1H18M27S</meta:editing-duration>
    <meta:editing-cycles>5</meta:editing-cycles>
    <meta:generator>LibreOffice/5.4.4.2$Windows_X86_64 LibreOffice_project/2524958677847fb3bb44820e40380acbe820f960</meta:generator>
    <meta:document-statistic meta:table-count="1" meta:cell-count="340" meta:object-count="0"/>
  </office:meta>
</office:document-meta>
</file>